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593" officeooo:paragraph-rsid="00137593"/>
    </style:style>
    <style:style style:name="P2" style:family="paragraph" style:parent-style-name="Standard">
      <style:text-properties fo:font-weight="bold" officeooo:rsid="00137593" officeooo:paragraph-rsid="00137593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</text:p>
      <text:p text:style-name="P1">CS 325 HW2</text:p>
      <text:p text:style-name="P1">10/11/15</text:p>
      <text:p text:style-name="P1"/>
      <text:p text:style-name="P2">Problem 1</text:p>
      <text:p text:style-name="P2"/>
      <text:p text:style-name="P2">A)</text:p>
      <text:p text:style-name="P2">B)</text:p>
      <text:p text:style-name="P2">C) <draw:frame draw:style-name="fr1" draw:name="Object1" text:anchor-type="as-char" svg:y="-0.8484in" svg:width="6.8201in" svg:height="1.638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00:06:23.413309754</meta:creation-date>
    <dc:date>2015-10-10T00:51:37.592250008</dc:date>
    <meta:editing-duration>PT42M53S</meta:editing-duration>
    <meta:editing-cycles>2</meta:editing-cycles>
    <meta:generator>LibreOffice/4.2.8.2$Linux_X86_64 LibreOffice_project/420m0$Build-2</meta:generator>
    <meta:document-statistic meta:table-count="0" meta:image-count="0" meta:object-count="1" meta:page-count="1" meta:paragraph-count="7" meta:word-count="11" meta:character-count="49" meta:non-whitespace-character-count="44"/>
  </office:meta>
</office:document-meta>
</file>

<file path=Object 1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normal">Θ</mi>
            </mrow>
            <mrow>
              <mo fence="true" stretchy="false">(</mo>
              <mrow>
                <mi>n</mi>
              </mrow>
              <mo fence="true" stretchy="false">)</mo>
            </mrow>
          </mrow>
        </mtd>
      </mtr>
      <mtr>
        <mtd>
          <mrow>
            <mtext>This can be proven by applying the Master Therom</mtext>
            <mtext>The recurence </mtext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2</mn>
            </mrow>
            <mi>T</mi>
            <mrow>
              <mrow>
                <mo fence="true" stretchy="false">(</mo>
                <mrow>
                  <mrow>
                    <mi>n</mi>
                    <mo stretchy="false">/</mo>
                    <mn>4</mn>
                  </mrow>
                </mrow>
                <mo fence="true" stretchy="false">)</mo>
              </mrow>
              <mo stretchy="false">+</mo>
              <mi>n</mi>
            </mrow>
            <mtext> fits into case 3
</mtext>
          </mrow>
        </mtd>
      </mtr>
      <mtr>
        <mtd>
          <mrow>
            <mi>f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>n</mi>
              <mo stretchy="false">=</mo>
              <mi mathvariant="normal">Ω</mi>
            </mrow>
            <mrow>
              <mo fence="true" stretchy="false">(</mo>
              <mrow>
                <msup>
                  <mi>n</mi>
                  <mrow>
                    <msub>
                      <mi>log</mi>
                      <mn>4</mn>
                    </msub>
                    <mrow>
                      <mn>2</mn>
                      <mo stretchy="false">+</mo>
                      <mi mathvariant="normal">ϵ</mi>
                    </mrow>
                  </mrow>
                </msup>
              </mrow>
              <mo fence="true" stretchy="false">)</mo>
            </mrow>
            <mtext>or</mtext>
            <mi mathvariant="normal">Ω</mi>
            <mrow>
              <mo fence="true" stretchy="false">(</mo>
              <mrow>
                <msup>
                  <mi>n</mi>
                  <mrow>
                    <mn>.5</mn>
                    <mo stretchy="false">+</mo>
                    <mi mathvariant="normal">ϵ</mi>
                  </mrow>
                </msup>
              </mrow>
              <mo fence="true" stretchy="false">)</mo>
            </mrow>
          </mrow>
        </mtd>
      </mtr>
      <mtr>
        <mtd>
          <mrow>
            <msup>
              <mi>n</mi>
              <mn>1</mn>
            </msup>
            <mi mathvariant="italic">will</mi>
            <mi mathvariant="italic">always</mi>
            <mi mathvariant="italic">be</mi>
            <mi mathvariant="italic">bounded</mi>
            <mi mathvariant="italic">below</mi>
            <mi mathvariant="italic">by</mi>
            <msup>
              <mi>n</mi>
              <mrow>
                <mn>.5</mn>
                <mo stretchy="false">+</mo>
                <mi mathvariant="normal">ϵ</mi>
              </mrow>
            </msup>
            <mi mathvariant="italic">for</mi>
            <mi mathvariant="italic">any</mi>
            <mrow>
              <mi mathvariant="normal">ϵ</mi>
              <mo stretchy="false">&lt;</mo>
              <mn>.5</mn>
            </mrow>
          </mrow>
        </mtd>
      </mtr>
      <mtr>
        <mtd>
          <mrow>
            <mi mathvariant="italic">This</mi>
            <mi mathvariant="italic">formula</mi>
            <mi mathvariant="italic">also</mi>
            <mi mathvariant="italic">satisfies</mi>
            <mi mathvariant="italic">the</mi>
            <mi mathvariant="italic">regularity</mi>
            <mi mathvariant="italic">condition</mi>
          </mrow>
        </mtd>
      </mtr>
      <mtr>
        <mtd>
          <mrow>
            <mn>2</mn>
            <mi>f</mi>
            <mrow>
              <mrow>
                <mo fence="true" stretchy="false">(</mo>
                <mrow>
                  <mrow>
                    <mi>n</mi>
                    <mo stretchy="false">/</mo>
                    <mn>4</mn>
                  </mrow>
                </mrow>
                <mo fence="true" stretchy="false">)</mo>
              </mrow>
              <mo stretchy="false">≤</mo>
              <mi mathvariant="italic">cf</mi>
            </mrow>
            <mrow>
              <mo fence="true" stretchy="false">(</mo>
              <mrow>
                <mi>n</mi>
              </mrow>
              <mo fence="true" stretchy="false">)</mo>
            </mrow>
          </mrow>
        </mtd>
      </mtr>
      <mtr>
        <mtd>
          <mrow>
            <mrow>
              <mi>n</mi>
              <mo stretchy="false">/</mo>
              <mn>2</mn>
            </mrow>
            <mo stretchy="false">≤</mo>
            <mi mathvariant="italic">cn</mi>
          </mrow>
        </mtd>
      </mtr>
      <mtr>
        <mtd>
          <mrow>
            <mi mathvariant="italic">any</mi>
            <mrow>
              <mi mathvariant="italic">constant</mi>
              <mo stretchy="false">≤</mo>
              <mn>.5</mn>
            </mrow>
            <mi mathvariant="italic">will</mi>
            <mi mathvariant="italic">satisfy</mi>
            <mi mathvariant="italic">the</mi>
            <mi mathvariant="italic">regularity</mi>
            <mi mathvariant="italic">condition</mi>
          </mrow>
        </mtd>
      </mtr>
    </mtable>
    <annotation encoding="StarMath 5.0">T( n ) = %THETA( n ) newline
"This can be proven by applying the Master Therom"
"The recurence " T( n ) = 2T( n/4 ) + n " fits into case 3
"newline
f( n ) = n = %OMEGA( n^{log_4 2 + %epsilon})  "or" %OMEGA( n^{.5 + %epsilon}) 
newline
n^1 will always be bounded below by n^{ .5 + %epsilon } for any %epsilon &lt;.5 
newline
This formula also satisfies the regularity condition
newline
2f( n/4 ) &lt;= cf( n )
newline
n/2 &lt;= cn
newline any constant &lt;= .5 will satisfy the regularity condition</annotation>
  </semantics>
</math>
</file>